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style:style style:name="OrgTable" style:family="table">
      <style:table-properties style:rel-width="90%"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Screen Scraping: A Hands-on Introduction</text:title></text:p>
      <text:p text:style-name="OrgTitle"/>
      <text:p text:style-name="OrgSubtitle"><text:initial-creator>Alex Storer</text:initial-creator></text:p>
      <text:p text:style-name="OrgSubtitle"/>
      <text:p text:style-name="OrgSubtitle"><text:date style:data-style-name="N75" text:date-value="2012-04-03T16:50:09-04:00">03 Apr 2012</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Goals</text:a></text:p>
          <text:p text:style-name="Contents_20_1"><text:a xlink:type="simple" xlink:href="#sec-2">2. Basic Python</text:a></text:p>
          <text:p text:style-name="Contents_20_2"><text:a xlink:type="simple" xlink:href="#sec-2-1">2.1. Installation</text:a></text:p>
          <text:p text:style-name="Contents_20_3"><text:a xlink:type="simple" xlink:href="#sec-2-1-1">2.1.1. IDE</text:a></text:p>
          <text:p text:style-name="Contents_20_2"><text:a xlink:type="simple" xlink:href="#sec-2-2">2.2. Diving In</text:a></text:p>
          <text:p text:style-name="Contents_20_2"><text:a xlink:type="simple" xlink:href="#sec-2-3">2.3. For Loops</text:a></text:p>
          <text:p text:style-name="Contents_20_3"><text:a xlink:type="simple" xlink:href="#sec-2-3-1">2.3.1. Example</text:a></text:p>
          <text:p text:style-name="Contents_20_2"><text:a xlink:type="simple" xlink:href="#sec-2-4">2.4. <text:span text:style-name="OrgCode">dict</text:span> type</text:a></text:p>
          <text:p text:style-name="Contents_20_3"><text:a xlink:type="simple" xlink:href="#sec-2-4-1">2.4.1. Examples</text:a></text:p>
          <text:p text:style-name="Contents_20_3"><text:a xlink:type="simple" xlink:href="#sec-2-4-2">2.4.2. Writing to CSV</text:a></text:p>
          <text:p text:style-name="Contents_20_1"><text:a xlink:type="simple" xlink:href="#sec-3">3. Regular Expressions</text:a></text:p>
          <text:p text:style-name="Contents_20_2"><text:a xlink:type="simple" xlink:href="#sec-3-1">3.1. A first example</text:a></text:p>
          <text:p text:style-name="Contents_20_3"><text:a xlink:type="simple" xlink:href="#sec-3-1-1">3.1.1. What the code does</text:a></text:p>
          <text:p text:style-name="Contents_20_3"><text:a xlink:type="simple" xlink:href="#sec-3-1-2">3.1.2. Different expressions</text:a></text:p>
          <text:p text:style-name="Contents_20_2"><text:a xlink:type="simple" xlink:href="#sec-3-2">3.2. Further examples</text:a></text:p>
          <text:p text:style-name="Contents_20_2"><text:a xlink:type="simple" xlink:href="#sec-3-3">3.3. Other helpful regex tools</text:a></text:p>
          <text:p text:style-name="Contents_20_1"><text:a xlink:type="simple" xlink:href="#sec-4">4. Web Sites</text:a></text:p>
          <text:p text:style-name="Contents_20_2"><text:a xlink:type="simple" xlink:href="#sec-4-1">4.1. Example: Egypt Independent / المصري اليوم</text:a></text:p>
          <text:p text:style-name="Contents_20_3"><text:a xlink:type="simple" xlink:href="#sec-4-1-1">4.1.1. Metadata</text:a></text:p>
          <text:p text:style-name="Contents_20_3"><text:a xlink:type="simple" xlink:href="#sec-4-1-2">4.1.2. Body</text:a></text:p>
          <text:p text:style-name="Contents_20_3"><text:a xlink:type="simple" xlink:href="#sec-4-1-3">4.1.3. Scraping Articles</text:a></text:p>
          <text:p text:style-name="Contents_20_1"><text:a xlink:type="simple" xlink:href="#sec-5">5. Implementing the scraper in python</text:a></text:p>
          <text:p text:style-name="Contents_20_2"><text:a xlink:type="simple" xlink:href="#sec-5-1">5.1. Downloading files in python</text:a></text:p>
          <text:p text:style-name="Contents_20_2"><text:a xlink:type="simple" xlink:href="#sec-5-2">5.2. Using ElementTree</text:a></text:p>
          <text:p text:style-name="Contents_20_2"><text:a xlink:type="simple" xlink:href="#sec-5-3">5.3. Using <text:span text:style-name="OrgCode">lxml</text:span></text:a></text:p>
          <text:p text:style-name="Contents_20_3"><text:a xlink:type="simple" xlink:href="#sec-5-3-1">5.3.1. Installing a Package</text:a></text:p>
          <text:p text:style-name="Contents_20_3"><text:a xlink:type="simple" xlink:href="#sec-5-3-2">5.3.2. Using <text:span text:style-name="OrgCode">lxml</text:span></text:a></text:p>
          <text:p text:style-name="Contents_20_3"><text:a xlink:type="simple" xlink:href="#sec-5-3-3">5.3.3. Downloading articles from each page</text:a></text:p>
          <text:p text:style-name="Contents_20_3"><text:a xlink:type="simple" xlink:href="#sec-5-3-4">5.3.4. Exercise</text:a></text:p>
          <text:p text:style-name="Contents_20_2"><text:a xlink:type="simple" xlink:href="#sec-5-4">5.4. Stripping text</text:a></text:p>
        </text:index-body>
      </text:table-of-content>
      <text:h text:style-name="Heading_20_1" text:outline-level="1"><text:bookmark-start text:name="OrgXref.sec-1"/><text:bookmark text:name="sec-1"/>Goals<text:bookmark-end text:name="OrgXref.sec-1"/></text:h>
      <text:h text:style-name="Heading_20_1" text:outline-level="1"><text:bookmark-start text:name="OrgXref.sec-2"/><text:bookmark text:name="sec-2"/>Basic Python<text:bookmark-end text:name="OrgXref.sec-2"/></text:h>
      <text:p text:style-name="Text_20_body">
Python is a powerful interpreted language that people often use for
scraping.  We'll highlight here a few of the most helpful features for
understanding Python code and writing scrapers.  This is by no means a
complete or thorough introduction to Python!  It's just enough to get by.

</text:p>
      <text:h text:style-name="Heading_20_2" text:outline-level="2"><text:bookmark-start text:name="OrgXref.sec-2-1"/><text:bookmark text:name="sec-2-1"/>Installation<text:bookmark-end text:name="OrgXref.sec-2-1"/></text:h>
      <text:p text:style-name="Text_20_body">
   Python comes in two modern flavors, version 2 and version 3.  There
   are some important language differences between them, and in
   practice, almost everyone uses version 2.  To install it, go <text:a xlink:type="simple" xlink:href="http://python.org/download/">here</text:a>
   and select the relevant operating system.

</text:p>
      <text:h text:style-name="Heading_20_3" text:outline-level="3"><text:bookmark-start text:name="OrgXref.sec-2-1-1"/><text:bookmark text:name="sec-2-1-1"/>IDE<text:bookmark-end text:name="OrgXref.sec-2-1-1"/></text:h>
      <text:p text:style-name="Text_20_body">
   An <text:span text:style-name="Bold">IDE</text:span>, or Integrated Development Environment, is used to
   facilitate programming.  A good IDE does things like code
   highlighting, error checking, one-click-running, and easy
   integration across multiple files.  A crappy IDE is notepad.  I
   like to use emacs.  Most people prefer something else.  A basic
   place to start is IDLE, and a good reference for getting started is
   <text:a xlink:type="simple" xlink:href="https://hkn.eecs.berkeley.edu/~dyoo/python/idle_intro/index.html">here</text:a>.

</text:p>
      <text:h text:style-name="Heading_20_2" text:outline-level="2"><text:bookmark-start text:name="OrgXref.sec-2-2"/><text:bookmark text:name="sec-2-2"/>Diving In<text:bookmark-end text:name="OrgXref.sec-2-2"/></text:h>
      <text:p text:style-name="Text_20_body">
   To start Python, open a terminal and type <text:span text:style-name="OrgCode">python</text:span>

</text:p>
      <text:h text:style-name="Heading_20_2" text:outline-level="2"><text:bookmark-start text:name="OrgXref.sec-2-3"/><text:bookmark text:name="sec-2-3"/>For Loops<text:bookmark-end text:name="OrgXref.sec-2-3"/></text:h>
      <text:p text:style-name="Text_20_body">
   The for loop is a major component of how python is used.  You can
   iterate over lots of different things, and python is smart enough
   to know how to do it.

</text:p>
      <text:p text:style-name="OrgFixedWidthBlock">for (item in container):</text:p>
      <text:p text:style-name="OrgFixedWidthBlock"> <text:s text:c="3"/>process item</text:p>
      <text:p text:style-name="OrgFixedWidthBlock"> <text:s text:c="3"/>print item</text:p>
      <text:p text:style-name="OrgFixedWidthBlockLastLine">print "done processing items!"</text:p>
      <text:p text:style-name="Text_20_body">
   
   Notice the use of the &lt;TAB&gt; - that's how python knows whether we're
   inside the loop or not!

</text:p>
      <text:h text:style-name="Heading_20_3" text:outline-level="3"><text:bookmark-start text:name="OrgXref.sec-2-3-1"/><text:bookmark text:name="sec-2-3-1"/>Example<text:bookmark-end text:name="OrgXref.sec-2-3-1"/></text:h>
      <text:p text:style-name="OrgFixedWidthBlock">str = "Daddy ran to help Ann. <text:s text:c="1"/>Up and down went the seesaw." <text:s text:c="5"/></text:p>
      <text:p text:style-name="OrgFixedWidthBlock">for word in str.split():</text:p>
      <text:p text:style-name="OrgFixedWidthBlockLastLine"> <text:s text:c="3"/>print word</text:p>
      <text:p text:style-name="OrgFixedWidthBlock">Daddy</text:p>
      <text:p text:style-name="OrgFixedWidthBlock">ran</text:p>
      <text:p text:style-name="OrgFixedWidthBlock">to</text:p>
      <text:p text:style-name="OrgFixedWidthBlock">help</text:p>
      <text:p text:style-name="OrgFixedWidthBlock">Ann.</text:p>
      <text:p text:style-name="OrgFixedWidthBlock">Up</text:p>
      <text:p text:style-name="OrgFixedWidthBlock">and</text:p>
      <text:p text:style-name="OrgFixedWidthBlock">down</text:p>
      <text:p text:style-name="OrgFixedWidthBlock">went</text:p>
      <text:p text:style-name="OrgFixedWidthBlock">the</text:p>
      <text:p text:style-name="OrgFixedWidthBlockLastLine">seesaw.</text:p>
      <text:p text:style-name="Text_20_body">
    Notice the use of <text:span text:style-name="OrgCode">str.split()</text:span>: this is an example of calling a
    <text:span text:style-name="Emphasis">method</text:span> of a <text:span text:style-name="Emphasis">string object</text:span>.  It returns a list of words after
    splitting the string on whitespace.

</text:p>
      <text:h text:style-name="Heading_20_2" text:outline-level="2"><text:bookmark-start text:name="OrgXref.sec-2-4"/><text:bookmark text:name="sec-2-4"/><text:span text:style-name="OrgCode">dict</text:span> type<text:bookmark-end text:name="OrgXref.sec-2-4"/></text:h>
      <text:p text:style-name="Text_20_body">
   A <text:span text:style-name="OrgCode">dict</text:span>, short for dictionary, is a helpful data structure in
   Python for building mappings between inputs and outputs.

</text:p>
      <text:h text:style-name="Heading_20_3" text:outline-level="3"><text:bookmark-start text:name="OrgXref.sec-2-4-1"/><text:bookmark text:name="sec-2-4-1"/>Examples<text:bookmark-end text:name="OrgXref.sec-2-4-1"/></text:h>
      <text:p text:style-name="OrgFixedWidthBlock">mydict = dict()</text:p>
      <text:p text:style-name="OrgFixedWidthBlock">mydict["dogs"] = 10</text:p>
      <text:p text:style-name="OrgFixedWidthBlock">mydict["fish"] = "slumberland"</text:p>
      <text:p text:style-name="OrgFixedWidthBlock">mydict["dogs"]+= 1</text:p>
      <text:p text:style-name="OrgFixedWidthBlockLastLine">print mydict</text:p>
      <text:p text:style-name="OrgFixedWidthBlock">{'fish': 'slumberland', 'dogs': 11}</text:p>
      <text:p text:style-name="Text_20_body">

    One of the nice things about python is that even when very
    condensed, it is still readable.  People talk about coding in a
    pythonic way, meaning to write very tight, readable code.

</text:p>
      <text:p text:style-name="OrgFixedWidthBlockLastLine">print dict([(x, x**2) for x in (2, 4, 6)])</text:p>
      <text:p text:style-name="OrgFixedWidthBlock">{2: 4, 4: 16, 6: 36}</text:p>
      <text:p text:style-name="Text_20_body">

    Let's use a dictionary to store word counts from a sentence.

</text:p>
      <text:p text:style-name="OrgFixedWidthBlock">str = "Up and down went the seesaw. Up it went. <text:s text:c="1"/>Down it went. <text:s text:c="1"/>Up, up, up!"</text:p>
      <text:p text:style-name="OrgFixedWidthBlock">print str</text:p>
      <text:p text:style-name="OrgFixedWidthBlock">for i in [",",".","!"]:</text:p>
      <text:p text:style-name="OrgFixedWidthBlock"> <text:s text:c="3"/>str = str.replace(i," ")</text:p>
      <text:p text:style-name="OrgFixedWidthBlock">print str</text:p>
      <text:p text:style-name="OrgFixedWidthBlock">str = str.lower()</text:p>
      <text:p text:style-name="OrgFixedWidthBlock">print str</text:p>
      <text:p text:style-name="OrgFixedWidthBlockLastLine">print set(str.lower().split())</text:p>
      <text:p text:style-name="OrgFixedWidthBlock">Up and down went the seesaw. Up it went. <text:s text:c="1"/>Down it went. <text:s text:c="1"/>Up, up, up!</text:p>
      <text:p text:style-name="OrgFixedWidthBlock">Up and down went the seesaw <text:s text:c="1"/>Up it went <text:s text:c="2"/>Down it went <text:s text:c="2"/>Up <text:s text:c="1"/>up <text:s text:c="1"/>up </text:p>
      <text:p text:style-name="OrgFixedWidthBlock">up and down went the seesaw <text:s text:c="1"/>up it went <text:s text:c="2"/>down it went <text:s text:c="2"/>up <text:s text:c="1"/>up <text:s text:c="1"/>up </text:p>
      <text:p text:style-name="OrgFixedWidthBlock">set(['and', 'up', 'it', 'down', 'seesaw', 'went', 'the'])</text:p>
      <text:p text:style-name="Text_20_body">

    We see that a <text:span text:style-name="OrgCode">set</text:span> contains an unordered collection of the
    elements of the list returned by split().  Let's make a dictionary
    with keys that are pulled from this set.

</text:p>
      <text:p text:style-name="OrgFixedWidthBlock">str = "Up and down went the seesaw. Up it went. <text:s text:c="1"/>Down it went. <text:s text:c="1"/>Up, up, up!"</text:p>
      <text:p text:style-name="OrgFixedWidthBlock">for i in [",",".","!"]:</text:p>
      <text:p text:style-name="OrgFixedWidthBlock"> <text:s text:c="3"/>str = str.replace(i," ")</text:p>
      <text:p text:style-name="OrgFixedWidthBlock">words = str.lower().split()</text:p>
      <text:p text:style-name="OrgFixedWidthBlock">d = dict.fromkeys(set(words),0)</text:p>
      <text:p text:style-name="OrgFixedWidthBlock">print d</text:p>
      <text:p text:style-name="OrgFixedWidthBlock">for w in words:</text:p>
      <text:p text:style-name="OrgFixedWidthBlock"> <text:s text:c="3"/>d[w]+=1</text:p>
      <text:p text:style-name="OrgFixedWidthBlockLastLine">print d</text:p>
      <text:p text:style-name="OrgFixedWidthBlock">{'and': 0, 'down': 0, 'seesaw': 0, 'went': 0, 'the': 0, 'up': 0, 'it': 0}</text:p>
      <text:p text:style-name="OrgFixedWidthBlock">{'and': 1, 'down': 2, 'seesaw': 1, 'went': 3, 'the': 1, 'up': 5, 'it': 2}</text:p>
      <text:h text:style-name="Heading_20_3" text:outline-level="3"><text:bookmark-start text:name="OrgXref.sec-2-4-2"/><text:bookmark text:name="sec-2-4-2"/>Writing to CSV<text:bookmark-end text:name="OrgXref.sec-2-4-2"/></text:h>
      <text:p text:style-name="Text_20_body">

    A very useful feature of dictionaries is that there is an easy
    method to write them out to a CSV (comma-separated variable) file.

</text:p>
      <text:p text:style-name="OrgFixedWidthBlock">import csv</text:p>
      <text:p text:style-name="OrgFixedWidthBlock">f = open('/tmp/blah.csv','w')</text:p>
      <text:p text:style-name="OrgFixedWidthBlock">nums = [1,2,3]</text:p>
      <text:p text:style-name="OrgFixedWidthBlock">c = csv.DictWriter(f,nums)</text:p>
      <text:p text:style-name="OrgFixedWidthBlock">for i in range(0,10):</text:p>
      <text:p text:style-name="OrgFixedWidthBlock"> <text:s text:c="3"/>c.writerow(dict([(x, x**i) for x in nums]))</text:p>
      <text:p text:style-name="OrgFixedWidthBlockLastLine">f.close()</text:p>
      <text:p text:style-name="Text_20_body">
    
    This writes out the following csv file:

</text:p>
      <text:p text:style-name="OrgFixedWidthBlock">1,1,1</text:p>
      <text:p text:style-name="OrgFixedWidthBlock">1,2,3</text:p>
      <text:p text:style-name="OrgFixedWidthBlock">1,4,9</text:p>
      <text:p text:style-name="OrgFixedWidthBlock">1,8,27</text:p>
      <text:p text:style-name="OrgFixedWidthBlock">1,16,81</text:p>
      <text:p text:style-name="OrgFixedWidthBlock">1,32,243</text:p>
      <text:p text:style-name="OrgFixedWidthBlock">1,64,729</text:p>
      <text:p text:style-name="OrgFixedWidthBlock">1,128,2187</text:p>
      <text:p text:style-name="OrgFixedWidthBlock">1,256,6561</text:p>
      <text:p text:style-name="OrgFixedWidthBlockLastLine">1,512,19683</text:p>
      <text:h text:style-name="Heading_20_1" text:outline-level="1"><text:bookmark-start text:name="OrgXref.sec-3"/><text:bookmark text:name="sec-3"/>Regular Expressions<text:bookmark-end text:name="OrgXref.sec-3"/></text:h>
      <text:p text:style-name="Text_20_body">

Regular expressions are a framework for doing complicated
manipulation.  

</text:p>
      <text:h text:style-name="Heading_20_2" text:outline-level="2"><text:bookmark-start text:name="OrgXref.sec-3-1"/><text:bookmark text:name="sec-3-1"/>A first example<text:bookmark-end text:name="OrgXref.sec-3-1"/></text:h>
      <text:p text:style-name="Text_20_body">

For example, consider the following text:

</text:p>
      <text:p text:style-name="OrgFixedWidthBlock">Joseph Schmoe (15), Phone:(934) 292-2390, SSN:295-48-2019</text:p>
      <text:p text:style-name="Text_20_body">
A first guess for a rule to get the area code would be to find a
grouping of three numbers.
Let's look at the source code for this in python.

</text:p>
      <text:p text:style-name="OrgFixedWidthBlock">import re <text:s text:c="1"/></text:p>
      <text:p text:style-name="OrgFixedWidthBlock">str = "Joseph Schmoe (15), Phone:(934) 292-2390, SSN:295-48-2311" <text:s text:c="1"/></text:p>
      <text:p text:style-name="OrgFixedWidthBlockLastLine">print re.findall("\d\d\d",str)</text:p>
      <text:p text:style-name="OrgFixedWidthBlock">['934', '292', '239', '295', '231']</text:p>
      <text:h text:style-name="Heading_20_3" text:outline-level="3"><text:bookmark-start text:name="OrgXref.sec-3-1-1"/><text:bookmark text:name="sec-3-1-1"/>What the code does<text:bookmark-end text:name="OrgXref.sec-3-1-1"/></text:h>
      <text:list text:continue-numbering="false" text:style-name="OrgBulletedList">
        <text:list-item>
          <text:p text:style-name="Text_20_body">
<text:span text:style-name="OrgCode">import re</text:span>

</text:p>
          <text:list text:style-name="OrgBulletedList">
            <text:list-item>
              <text:p text:style-name="Text_20_body">
tells python to use the regular expression library.  (Like <text:span text:style-name="OrgCode">library(zelig)</text:span>)

</text:p>
            </text:list-item>
          </text:list>
        </text:list-item>
        <text:list-item>
          <text:p text:style-name="Text_20_body">
<text:span text:style-name="OrgCode">str = ...</text:span> 

</text:p>
          <text:list text:style-name="OrgBulletedList">
            <text:list-item>
              <text:p text:style-name="Text_20_body">
defines a string

</text:p>
            </text:list-item>
            <text:list-item>
              <text:p text:style-name="Text_20_body">
Python will figure out that the type is a string based on the fact that it's in quotes

</text:p>
            </text:list-item>
            <text:list-item>
              <text:p text:style-name="Text_20_body">
There is a difference between

</text:p>
              <text:p text:style-name="OrgFixedWidthBlock">foo = '333'</text:p>
              <text:p text:style-name="Text_20_body">
     and

</text:p>
              <text:p text:style-name="OrgFixedWidthBlock">foo = 333 <text:s text:c="4"/></text:p>
            </text:list-item>
          </text:list>
        </text:list-item>
        <text:list-item>
          <text:p text:style-name="Text_20_body">
<text:span text:style-name="OrgCode">re.findall("\d\d\d",str)</text:span>

</text:p>
          <text:list text:style-name="OrgBulletedList">
            <text:list-item>
              <text:p text:style-name="Text_20_body">
From the <text:span text:style-name="OrgCode">re</text:span> library, call the <text:span text:style-name="OrgCode">findall</text:span> function

</text:p>
              <text:list text:style-name="OrgBulletedList">
                <text:list-item>
                  <text:p text:style-name="Text_20_body">
When in doubt, <text:a xlink:type="simple" xlink:href="https://www.google.com/search?sourceid=chrome&amp;ie=UTF-8&amp;q=re.findall">Google it</text:a>.

</text:p>
                  <text:list text:style-name="OrgBulletedList">
                    <text:list-item>
                      <text:p text:style-name="Text_20_body">
<text:span text:style-name="Emphasis">By the way, googling things effectively is the most important          modern research skill there is.</text:span>

</text:p>
                    </text:list-item>
                  </text:list>
                </text:list-item>
              </text:list>
            </text:list-item>
            <text:list-item>
              <text:p text:style-name="Text_20_body">
Finds all of the matched of the regular expression <text:span text:style-name="OrgCode">\d\d\d</text:span> in <text:span text:style-name="OrgCode">str</text:span>

</text:p>
              <text:list text:style-name="OrgBulletedList">
                <text:list-item>
                  <text:p text:style-name="Text_20_body">
Returns it as a list

</text:p>
                </text:list-item>
              </text:list>
            </text:list-item>
          </text:list>
        </text:list-item>
      </text:list>
      <text:p text:style-name="OrgFixedWidthBlockLastLine">print re.findall("\((\d\d\d)\)",str)</text:p>
      <text:h text:style-name="Heading_20_3" text:outline-level="3"><text:bookmark-start text:name="OrgXref.sec-3-1-2"/><text:bookmark text:name="sec-3-1-2"/>Different expressions<text:bookmark-end text:name="OrgXref.sec-3-1-2"/></text:h>
      <text:p text:style-name="OrgFixedWidthBlock">"Joseph Schmoe (15), Phone:(934) 292-2390, SSN:295-48-2311" <text:s text:c="1"/></text:p>
      <table:table table:name="" table:style-name="OrgTable">
        <table:table-column table:style-name="OrgTableColumn"/>
        <table:table-column table:style-name="OrgTableColumn"/>
        <table:table-column table:style-name="OrgTableColumn"/>
        <table:table-header-rows>
          <table:table-row>
            <table:table-cell table:style-name="OrgTblCellT">
              <text:p text:style-name="OrgTableHeadingLeft">English</text:p>
            </table:table-cell>
            <table:table-cell table:style-name="OrgTblCellTL">
              <text:p text:style-name="OrgTableHeadingLeft">Regex</text:p>
            </table:table-cell>
            <table:table-cell table:style-name="OrgTblCellTL">
              <text:p text:style-name="OrgTableHeadingLeft"><text:span text:style-name="OrgCode">findall</text:span> Output</text:p>
            </table:table-cell>
          </table:table-row>
        </table:table-header-rows>
        <table:table-rows>
          <table:table-row>
            <table:table-cell table:style-name="OrgTblCellT">
              <text:p text:style-name="OrgTableContentsLeft">Any three numbers</text:p>
            </table:table-cell>
            <table:table-cell table:style-name="OrgTblCellTL">
              <text:p text:style-name="OrgTableContentsLeft"><text:span text:style-name="OrgCode">\d\d\d</text:span></text:p>
            </table:table-cell>
            <table:table-cell table:style-name="OrgTblCellTL">
              <text:p text:style-name="OrgTableContentsLeft"><text:span text:style-name="OrgCode">['934', '292', '239', '295', '231']</text:span></text:p>
            </table:table-cell>
          </table:table-row>
          <table:table-row>
            <table:table-cell table:style-name="OrgTblCell">
              <text:p text:style-name="OrgTableContentsLeft">Any three numbers that start with (</text:p>
            </table:table-cell>
            <table:table-cell table:style-name="OrgTblCellL">
              <text:p text:style-name="OrgTableContentsLeft"><text:span text:style-name="OrgCode">\(\d\d\d</text:span></text:p>
            </table:table-cell>
            <table:table-cell table:style-name="OrgTblCellL">
              <text:p text:style-name="OrgTableContentsLeft"><text:span text:style-name="OrgCode">['(934']</text:span></text:p>
            </table:table-cell>
          </table:table-row>
          <table:table-row>
            <table:table-cell table:style-name="OrgTblCell">
              <text:p text:style-name="OrgTableContentsLeft">One or more adjacent numbers</text:p>
            </table:table-cell>
            <table:table-cell table:style-name="OrgTblCellL">
              <text:p text:style-name="OrgTableContentsLeft"><text:span text:style-name="OrgCode">\d+</text:span></text:p>
            </table:table-cell>
            <table:table-cell table:style-name="OrgTblCellL">
              <text:p text:style-name="OrgTableContentsLeft"><text:span text:style-name="OrgCode">['15', '934', '292', '2390', '295', '48', '2311']</text:span></text:p>
            </table:table-cell>
          </table:table-row>
          <table:table-row>
            <table:table-cell table:style-name="OrgTblCell">
              <text:p text:style-name="OrgTableContentsLeft">One or more numbers in parenthesis</text:p>
            </table:table-cell>
            <table:table-cell table:style-name="OrgTblCellL">
              <text:p text:style-name="OrgTableContentsLeft"><text:span text:style-name="OrgCode">\(\d+\)</text:span></text:p>
            </table:table-cell>
            <table:table-cell table:style-name="OrgTblCellL">
              <text:p text:style-name="OrgTableContentsLeft"><text:span text:style-name="OrgCode">['(15)', '(934)']</text:span></text:p>
            </table:table-cell>
          </table:table-row>
          <table:table-row>
            <table:table-cell table:style-name="OrgTblCell">
              <text:p text:style-name="OrgTableContentsLeft">Three numbers in parenthesis</text:p>
            </table:table-cell>
            <table:table-cell table:style-name="OrgTblCellL">
              <text:p text:style-name="OrgTableContentsLeft"><text:span text:style-name="OrgCode">\(\d\d\d\)</text:span></text:p>
            </table:table-cell>
            <table:table-cell table:style-name="OrgTblCellL">
              <text:p text:style-name="OrgTableContentsLeft"><text:span text:style-name="OrgCode">['(934)']</text:span></text:p>
            </table:table-cell>
          </table:table-row>
          <table:table-row>
            <table:table-cell table:style-name="OrgTblCellB">
              <text:p text:style-name="OrgTableContentsLeft">Three numbers in parenthesis, but group only the numbers</text:p>
            </table:table-cell>
            <table:table-cell table:style-name="OrgTblCellBL">
              <text:p text:style-name="OrgTableContentsLeft"><text:span text:style-name="OrgCode">\((\d\d\d)\)</text:span></text:p>
            </table:table-cell>
            <table:table-cell table:style-name="OrgTblCellBL">
              <text:p text:style-name="OrgTableContentsLeft"><text:span text:style-name="OrgCode">['934']</text:span></text:p>
            </table:table-cell>
          </table:table-row>
        </table:table-rows>
      </table:table>
      <text:h text:style-name="Heading_20_2" text:outline-level="2"><text:bookmark-start text:name="OrgXref.sec-3-2"/><text:bookmark text:name="sec-3-2"/>Further examples<text:bookmark-end text:name="OrgXref.sec-3-2"/></text:h>
      <text:p text:style-name="OrgFixedWidthBlock">import re</text:p>
      <text:p text:style-name="OrgFixedWidthBlock">str = "Joseph Schmoe, Bowling High Score:(225), Phone:(934) 292-2390" <text:s text:c="1"/></text:p>
      <text:p text:style-name="OrgFixedWidthBlockLastLine">print re.findall("\w+:\((\d+)\)",str)</text:p>
      <text:p text:style-name="OrgFixedWidthBlock">['225', '934']</text:p>
      <text:list text:continue-numbering="false" text:style-name="OrgBulletedList">
        <text:list-item>
          <text:p text:style-name="Text_20_body">
The <text:span text:style-name="OrgCode">\w</text:span> is code for any alphanumeric character and the underscore.

</text:p>
        </text:list-item>
        <text:list-item>
          <text:p text:style-name="Text_20_body">
The <text:span text:style-name="OrgCode">:</text:span> is code for only the character <text:span text:style-name="OrgCode">:</text:span>.  

</text:p>
        </text:list-item>
      </text:list>
      <text:p text:style-name="OrgFixedWidthBlock">import re</text:p>
      <text:p text:style-name="OrgFixedWidthBlock">str = "I called his phone after he phoned me, but he has two phones!" <text:s text:c="1"/></text:p>
      <text:p text:style-name="OrgFixedWidthBlockLastLine">print re.findall("phone\w*",str)</text:p>
      <text:p text:style-name="OrgFixedWidthBlock">['phone', 'phoned', 'phones']</text:p>
      <text:list text:continue-numbering="false" text:style-name="OrgBulletedList">
        <text:list-item>
          <text:p text:style-name="Text_20_body">
We match all instances of "phone" with any number of characters
     after it

</text:p>
          <text:list text:style-name="OrgBulletedList">
            <text:list-item>
              <text:p text:style-name="Text_20_body">
Note the difference between <text:span text:style-name="OrgCode">\w+</text:span> (1 or more) and <text:span text:style-name="OrgCode">\w*</text:span> (0 or more)

</text:p>
            </text:list-item>
          </text:list>
        </text:list-item>
      </text:list>
      <text:p text:style-name="OrgFixedWidthBlock">import re</text:p>
      <text:p text:style-name="OrgFixedWidthBlock">str = "I called his phone after he phoned me, but he has two phones!" <text:s text:c="1"/></text:p>
      <text:p text:style-name="OrgFixedWidthBlockLastLine">print re.findall("phone\w+",str)</text:p>
      <text:p text:style-name="OrgFixedWidthBlock">['phoned', 'phones']</text:p>
      <text:h text:style-name="Heading_20_2" text:outline-level="2"><text:bookmark-start text:name="OrgXref.sec-3-3"/><text:bookmark text:name="sec-3-3"/>Other helpful regex tools<text:bookmark-end text:name="OrgXref.sec-3-3"/></text:h>
      <text:p text:style-name="Text_20_body">
Regular expressions are extremely powerful, and are used extensively
for text processing.  Here are some good places to look for regex help:

</text:p>
      <text:list text:continue-numbering="false" text:style-name="OrgBulletedList">
        <text:list-item>
          <text:p text:style-name="Text_20_body">
<text:a xlink:type="simple" xlink:href="http://docs.python.org/library/re.html">Python re library</text:a> has documentation of how to use regex in python with
  examples

</text:p>
        </text:list-item>
        <text:list-item>
          <text:p text:style-name="Text_20_body">
<text:a xlink:type="simple" xlink:href="http://gskinner.com/RegExr/">Regexr</text:a> is an interactive regex checker

</text:p>
        </text:list-item>
        <text:list-item>
          <text:p text:style-name="Text_20_body">
Textbooks on regex will tell you not just how to use them, but how
  they are implemented.  Help answer the question "what is the best
  regex for this situation?"

</text:p>
        </text:list-item>
      </text:list>
      <text:h text:style-name="Heading_20_1" text:outline-level="1"><text:bookmark-start text:name="OrgXref.sec-4"/><text:bookmark text:name="sec-4"/>Web Sites<text:bookmark-end text:name="OrgXref.sec-4"/></text:h>
      <text:h text:style-name="Heading_20_2" text:outline-level="2"><text:bookmark-start text:name="OrgXref.sec-4-1"/><text:bookmark text:name="sec-4-1"/>Example: Egypt Independent / المصري اليوم<text:bookmark-end text:name="OrgXref.sec-4-1"/></text:h>
      <text:list text:continue-numbering="false" text:style-name="OrgBulletedList">
        <text:list-item>
          <text:p text:style-name="Text_20_body">
Example article: <text:a xlink:type="simple" xlink:href="http://www.egyptindependent.com/node/725861">http://www.egyptindependent.com/node/725861</text:a>

</text:p>
          <text:list text:style-name="OrgBulletedList">
            <text:list-item>
              <text:p text:style-name="Text_20_body">
Tells us nothing about the date or content

</text:p>
            </text:list-item>
            <text:list-item>
              <text:p text:style-name="Text_20_body">
A node number is automatically created by a content-management
    system

</text:p>
            </text:list-item>
          </text:list>
        </text:list-item>
      </text:list>
      <text:h text:style-name="Heading_20_3" text:outline-level="3"><text:bookmark-start text:name="OrgXref.sec-4-1-1"/><text:bookmark text:name="sec-4-1-1"/>Metadata<text:bookmark-end text:name="OrgXref.sec-4-1-1"/></text:h>
      <text:p text:style-name="Text_20_body">
Sometimes, metadata is included which tells us important things
  about our article

</text:p>
      <text:p text:style-name="OrgFixedWidthBlock">&lt;meta http-equiv="Content-Type" content="text/html; charset=utf-8" /&gt;</text:p>
      <text:p text:style-name="OrgFixedWidthBlock">&lt;meta name="msvalidate.01" content="F1F61CF0E5EC4EC2940FCA062AB13A53" /&gt;</text:p>
      <text:p text:style-name="OrgFixedWidthBlock">&lt;meta name="google-site-verification" content="Q8FKHdNoQ2EH7SH1MzwH_JNcgVgMYeCgFnzNlXlR4N0" /&gt;</text:p>
      <text:p text:style-name="OrgFixedWidthBlock">&lt;title&gt;European Union will keep Mubarak assets on ice, Illicit Gains Authority head says | Egypt Independent&lt;/title&gt;</text:p>
      <text:p text:style-name="OrgFixedWidthBlock">&lt;!-- tC490Uh18j-7O_rp7nG0_e6U9QY --&gt;</text:p>
      <text:p text:style-name="OrgFixedWidthBlock">&lt;meta http-equiv="Content-Type" content="text/html; charset=utf-8" /&gt;</text:p>
      <text:p text:style-name="OrgFixedWidthBlock">&lt;link rel="canonical" href="http://www.egyptindependent.com/node/725861" /&gt;</text:p>
      <text:p text:style-name="OrgFixedWidthBlock">&lt;meta name="keywords" content="Assem al-Gohary, corruption, EU, freezing <text:s text:c="1"/>Mubarak’s assets, Hosni Mubarak, Illicit Gains Authority (IGA), News, Top stories" /&gt;</text:p>
      <text:p text:style-name="OrgFixedWidthBlock">&lt;meta name="description" content="The European Union will continue to freeze the assets of former President Hosni Mubarak, his family and other former officials although Egypt has thus far been unsuccessful in recovering funds siphoned abroad by the regime." /&gt;</text:p>
      <text:p text:style-name="OrgFixedWidthBlockLastLine">&lt;meta name="abstract" content="Al-Masry Al-Youm - Egypt&amp;#039;s leading independent media group المصرى اليوم للصحافة والنشر هى مؤسسة إعلامية مصرية مستقلة تأسست عام <text:s text:c="1"/>,2003." /&gt;</text:p>
      <text:list text:continue-numbering="false" text:style-name="OrgBulletedList">
        <text:list-item>
          <text:p text:style-name="Text_20_body">
Keywords, abstract, description and title are all clear

</text:p>
        </text:list-item>
        <text:list-item>
          <text:p text:style-name="Text_20_body">
Lots of other gunk that isn't relevant to us!

</text:p>
        </text:list-item>
        <text:list-item>
          <text:p text:style-name="Text_20_body">
Pulling information out of this document requires that we know how
    they organize title their metadata!

</text:p>
          <text:list text:style-name="OrgBulletedList">
            <text:list-item>
              <text:p text:style-name="Text_20_body">
What if <text:span text:style-name="Emphasis">keywords</text:span> were called <text:span text:style-name="Emphasis">terms</text:span>?

</text:p>
            </text:list-item>
          </text:list>
        </text:list-item>
      </text:list>
      <text:h text:style-name="Heading_20_3" text:outline-level="3"><text:bookmark-start text:name="OrgXref.sec-4-1-2"/><text:bookmark text:name="sec-4-1-2"/>Body<text:bookmark-end text:name="OrgXref.sec-4-1-2"/></text:h>
      <text:p text:style-name="Text_20_body">
The actual body of the article can be found by right-clicking on the
  text we're interested in from Chrome or Firefox and selecting
  "Insepct Element"

</text:p>
      <text:p text:style-name="OrgFixedWidthBlock">&lt;div class="panel-region-separator"&gt;&lt;/div&gt;&lt;div class="panel-pane pane-node-body" &gt; <text:s text:c="3"/></text:p>
      <text:p text:style-name="OrgFixedWidthBlock"> <text:s text:c="1"/>&lt;div class="pane-content"&gt;</text:p>
      <text:p text:style-name="OrgFixedWidthBlock"> <text:s text:c="3"/>&lt;p&gt;The European Union will continue to freeze the assets of former President Hosni Mubarak, his family and other former officials although Egypt has thus far been unsuccessful in recovering funds siphoned abroad by the regime.&lt;/p&gt;</text:p>
      <text:p text:style-name="OrgFixedWidthBlock">&lt;p&gt;The Illicit Gains Authority (IGA), the judicial committee responsible for recovering the money, on Wednesday received an official notification from the European Union, confirming its freeze on the assets would be renewed another year as of 19 March, state-run MENA news service reported on Wednesday.&amp;nbsp;&lt;/p&gt;</text:p>
      <text:p text:style-name="OrgFixedWidthBlock">&lt;p&gt;&amp;ldquo;This was in response to a request by Egypt,&amp;rdquo; the state news agency quoted IGA head Assem al-Gohary as saying.&amp;nbsp;&lt;/p&gt;</text:p>
      <text:p text:style-name="OrgFixedWidthBlock">&lt;p&gt;Egypt formally asked European Union countries earlier this month to continue freezing funds belonging to Mubarak, his two sons and other members of his administration.&lt;/p&gt;</text:p>
      <text:p text:style-name="OrgFixedWidthBlock">&lt;p&gt;Shortly after Mubarak was forced to step down in February 2011, the public prosecutor ordered that the foreign assets of the deposed president and his family be frozen.&lt;/p&gt;</text:p>
      <text:p text:style-name="OrgFixedWidthBlock">&lt;p&gt;Mubarak&amp;#39;s actual worth is still unknown after more than a year of investigations into his foreign and domestic assets. Last year claims that Mubarak, in his nearly 30-year reign as head of state, may have amassed a fortune of up to US$70 billion &amp;mdash; greater than that of Microsoft&amp;#39;s Bill Gates &amp;mdash; helped drive the protests that eventually brought him down.&lt;/p&gt;</text:p>
      <text:p text:style-name="OrgFixedWidthBlock">&lt;p&gt;Last year Swiss authorities also froze Mubarak&amp;rsquo;s assets, acting more speedily than when the EU froze the assets of another deposed North African ruler, former Tunisian President Zine al-Abidine Ben Ali.&lt;/p&gt;</text:p>
      <text:p text:style-name="OrgFixedWidthBlock">&lt;p&gt;On Wednesday, the IGA met with the Swiss ambassador in Cairo to discuss the difficulties it faces in recovering those funds, in light of the obligations of the United Nations Convention Against Corruption on the member states, reported MENA.&lt;/p&gt;</text:p>
      <text:p text:style-name="OrgFixedWidthBlock">&lt;p&gt;Gohary once estimated the frozen assets at 410 million Swiss francs (LE2.7 billion), which Egypt is trying to repatriate in cooperation with the Foreign Ministry.&lt;/p&gt;</text:p>
      <text:p text:style-name="OrgFixedWidthBlockLastLine"> <text:s text:c="1"/>&lt;/div&gt;</text:p>
      <text:p text:style-name="Text_20_body">
All of the body is included in the <text:span text:style-name="OrgCode">panel-pane pane-node-body</text:span> section
of this site, within the sub-section <text:span text:style-name="OrgCode">pane-content</text:span>.  Our "algorithm"
for getting this information out will require finding the exact
section of the site that we require pulling this data out from.  If
you don't do this, any terms that are on the sidebar will end up being
in your analysis!

</text:p>
      <text:h text:style-name="Heading_20_3" text:outline-level="3"><text:bookmark-start text:name="OrgXref.sec-4-1-3"/><text:bookmark text:name="sec-4-1-3"/>Scraping Articles<text:bookmark-end text:name="OrgXref.sec-4-1-3"/></text:h>
      <text:p text:style-name="Text_20_body">

Every News Feature is on a page in the following scheme:

</text:p>
      <text:p text:style-name="OrgFixedWidthBlockLastLine">http://www.egyptindependent.com/subchannel/News%20features?page=5</text:p>
      <text:p text:style-name="Text_20_body">
And this paper goes back 77 pages, to April, 2009.

</text:p>
      <text:p text:style-name="Text_20_body">

Investigating the source for a single search page can tell us what we
have to do to get at the relevant information:

</text:p>
      <text:p text:style-name="OrgFixedWidthBlock">&lt;div class="views-row views-row-4 views-row-even"&gt;</text:p>
      <text:p text:style-name="OrgFixedWidthBlock"> <text:s text:c="1"/>&lt;div class="views-field-field-published-date-value"&gt;</text:p>
      <text:p text:style-name="OrgFixedWidthBlock"> <text:s text:c="3"/>&lt;span class="field-content"&gt;&lt;span class="date-display-single"&gt;09 Feb 2012&lt;/span&gt;&lt;/span&gt;</text:p>
      <text:p text:style-name="OrgFixedWidthBlock"> <text:s text:c="1"/>&lt;/div&gt;</text:p>
      <text:p text:style-name="OrgFixedWidthBlock"> <text:s text:c="1"/>&lt;div class="views-field-title"&gt;</text:p>
      <text:p text:style-name="OrgFixedWidthBlock"> <text:s text:c="3"/>&lt;span class="field-content"&gt;&lt;a href="http://www.egyptindependent.com/node/647936"&gt;Parliament Review: A week of comedy and disappointment&lt;/a&gt;&lt;/span&gt;</text:p>
      <text:p text:style-name="OrgFixedWidthBlock"> <text:s text:c="1"/>&lt;/div&gt; </text:p>
      <text:p text:style-name="OrgFixedWidthBlock"> <text:s text:c="1"/>&lt;div class="views-field-body"&gt;</text:p>
      <text:p text:style-name="OrgFixedWidthBlock"> <text:s text:c="3"/>&lt;span class="field-content"&gt;This week&amp;rsquo;s parliamentary sessions had the public joking about airing future sessions on comedy channels instead of news, and those who abstained from the polls telling those who participated, in hope of having a legitimate authority...&lt;/span&gt;</text:p>
      <text:p text:style-name="OrgFixedWidthBlockLastLine"> <text:s text:c="1"/>&lt;/div&gt;</text:p>
      <text:p text:style-name="Text_20_body">
Our algorithm to scrape articles from this page will be as follows:

</text:p>
      <text:list text:continue-numbering="false" text:style-name="OrgNumberedList">
        <text:list-item>
          <text:p text:style-name="Text_20_body">
Initialize FOO=1

</text:p>
        </text:list-item>
        <text:list-item>
          <text:p text:style-name="Text_20_body">
Go to
   <text:span text:style-name="OrgCode">http://www.egyptindependent.com/subchannel/News%20features?page=FOO</text:span>

</text:p>
        </text:list-item>
        <text:list-item>
          <text:p text:style-name="Text_20_body">
Repeat until complete:

</text:p>
          <text:list text:style-name="OrgNumberedList">
            <text:list-item>
              <text:p text:style-name="Text_20_body">
Find the next occurence of <text:span text:style-name="OrgCode">views-row...</text:span>

</text:p>
            </text:list-item>
            <text:list-item>
              <text:p text:style-name="Text_20_body">
Find the sub-field called
      <text:span text:style-name="OrgCode">views-field-field-published-date-value</text:span> and retrieve its value
      (the date)

</text:p>
            </text:list-item>
            <text:list-item>
              <text:p text:style-name="Text_20_body">
Find the sub-field called <text:span text:style-name="OrgCode">views-field-title</text:span> and retrieve its
      value (the title)

</text:p>
            </text:list-item>
            <text:list-item>
              <text:p text:style-name="Text_20_body">
Follow the link from above

</text:p>
            </text:list-item>
            <text:list-item>
              <text:p text:style-name="Text_20_body">
Within the link, find the meta-data <text:span text:style-name="OrgCode">keywords</text:span> and retrieve
      their values (the keywords)

</text:p>
            </text:list-item>
            <text:list-item>
              <text:p text:style-name="Text_20_body">
Within the link, find the <text:span text:style-name="OrgCode">panel-pane pane-node-body</text:span> section,
      and retrieve the test (the article itself)

</text:p>
            </text:list-item>
          </text:list>
        </text:list-item>
      </text:list>
      <text:h text:style-name="Heading_20_1" text:outline-level="1"><text:bookmark-start text:name="OrgXref.sec-5"/><text:bookmark text:name="sec-5"/>Implementing the scraper in python<text:bookmark-end text:name="OrgXref.sec-5"/></text:h>
      <text:p text:style-name="Text_20_body">
Now that we know how we want to scrape and have some grasp on the
tools that are necessary, let's try and pull the articles and their
metadata off of this website.

</text:p>
      <text:h text:style-name="Heading_20_2" text:outline-level="2"><text:bookmark-start text:name="OrgXref.sec-5-1"/><text:bookmark text:name="sec-5-1"/>Downloading files in python<text:bookmark-end text:name="OrgXref.sec-5-1"/></text:h>
      <text:p text:style-name="Text_20_body">
   To begin, let's try to download every page of articles.

</text:p>
      <text:p text:style-name="OrgFixedWidthBlock">import urllib</text:p>
      <text:p text:style-name="OrgFixedWidthBlock">baseurl = "http://www.egyptindependent.com/subchannel/News%20features?page="</text:p>
      <text:p text:style-name="OrgFixedWidthBlock">destpath = "/tmp/"</text:p>
      <text:p text:style-name="OrgFixedWidthBlock">npages = 10</text:p>
      <text:p text:style-name="OrgFixedWidthBlock">for i in range(1,npages):</text:p>
      <text:p text:style-name="OrgFixedWidthBlockLastLine"> <text:s text:c="3"/>urllib.urlretrieve (baseurl+str(i),destpath+"page"+str(i)+".html")</text:p>
      <text:p text:style-name="Text_20_body">
   
   If we take a look at what exists after running this script, we can
   see that it worked.

</text:p>
      <text:p text:style-name="OrgFixedWidthBlock">bash-3.2$ ls /tmp/page*</text:p>
      <text:p text:style-name="OrgFixedWidthBlock">/tmp/page1.html <text:s text:c="5"/>/tmp/page3.html /tmp/page5.html /tmp/page7.html /tmp/page9.html</text:p>
      <text:p text:style-name="OrgFixedWidthBlockLastLine">/tmp/page2.html <text:s text:c="5"/>/tmp/page4.html /tmp/page6.html /tmp/page8.html</text:p>
      <text:h text:style-name="Heading_20_2" text:outline-level="2"><text:bookmark-start text:name="OrgXref.sec-5-2"/><text:bookmark text:name="sec-5-2"/>Using ElementTree<text:bookmark-end text:name="OrgXref.sec-5-2"/></text:h>
      <text:p text:style-name="Text_20_body">

   Here is a very basic html tree which we can work with.

</text:p>
      <text:p text:style-name="OrgFixedWidthBlock">fileloc = '/Users/astorer/Work/presentations/scraping/test.html'</text:p>
      <text:p text:style-name="OrgFixedWidthBlock">f = open(fileloc,'r')</text:p>
      <text:p text:style-name="OrgFixedWidthBlockLastLine">print f.read()</text:p>
      <text:p text:style-name="OrgFixedWidthBlock">&lt;html&gt;</text:p>
      <text:p text:style-name="OrgFixedWidthBlock"> <text:s text:c="3"/>&lt;head&gt;</text:p>
      <text:p text:style-name="OrgFixedWidthBlock"> <text:s text:c="7"/>&lt;title&gt;Example page&lt;/title&gt;</text:p>
      <text:p text:style-name="OrgFixedWidthBlock"> <text:s text:c="3"/>&lt;/head&gt;</text:p>
      <text:p text:style-name="OrgFixedWidthBlock"> <text:s text:c="3"/>&lt;body&gt;</text:p>
      <text:p text:style-name="OrgFixedWidthBlock"> <text:s text:c="7"/>&lt;p&gt;Moved to &lt;a href="http://example.org/"&gt;example.org&lt;/a&gt;</text:p>
      <text:p text:style-name="OrgFixedWidthBlock"> <text:s text:c="7"/>or &lt;a href="http://example.com/"&gt;example.com&lt;/a&gt;.&lt;/p&gt;</text:p>
      <text:p text:style-name="OrgFixedWidthBlock"> <text:s text:c="3"/>&lt;/body&gt;</text:p>
      <text:p text:style-name="OrgFixedWidthBlockLastLine">&lt;/html&gt;</text:p>
      <text:list text:continue-numbering="false" text:style-name="OrgBulletedList">
        <text:list-item>
          <text:p text:style-name="Text_20_body">
The ElementTree is a hierarchical structure of Elements.

</text:p>
        </text:list-item>
        <text:list-item>
          <text:p text:style-name="Text_20_body">
<text:span text:style-name="OrgCode">list()</text:span> returns a list of the children of a single Element

</text:p>
        </text:list-item>
        <text:list-item>
          <text:p text:style-name="Text_20_body">
An <text:a xlink:type="simple" xlink:href="http://docs.python.org/library/xml.etree.elementtree.html#xml.etree.ElementTree.Element">Element</text:a> contains

</text:p>
          <text:list text:style-name="OrgBulletedList">
            <text:list-item>
              <text:p text:style-name="Text_20_body">
A <text:span text:style-name="OrgCode">tag</text:span> (what kind of element is it)

</text:p>
            </text:list-item>
            <text:list-item>
              <text:p text:style-name="Text_20_body">
<text:span text:style-name="OrgCode">text</text:span> of what lives in the element

</text:p>
            </text:list-item>
          </text:list>
        </text:list-item>
      </text:list>
      <text:p text:style-name="OrgFixedWidthBlock">from xml.etree.ElementTree import ElementTree</text:p>
      <text:p text:style-name="OrgFixedWidthBlock">fileloc = '/Users/astorer/Work/presentations/scraping/test.html'</text:p>
      <text:p text:style-name="OrgFixedWidthBlock">tree = ElementTree()</text:p>
      <text:p text:style-name="OrgFixedWidthBlock">tree.parse(fileloc) <text:s text:c="2"/></text:p>
      <text:p text:style-name="OrgFixedWidthBlock">elem = tree.find('body')</text:p>
      <text:p text:style-name="OrgFixedWidthBlock">print elem</text:p>
      <text:p text:style-name="OrgFixedWidthBlock">print list(elem)</text:p>
      <text:p text:style-name="OrgFixedWidthBlock">elem = tree.find('body/p')</text:p>
      <text:p text:style-name="OrgFixedWidthBlock">print elem</text:p>
      <text:p text:style-name="OrgFixedWidthBlock">print list(elem)</text:p>
      <text:p text:style-name="OrgFixedWidthBlock">print elem.tag</text:p>
      <text:p text:style-name="OrgFixedWidthBlockLastLine">print elem.text</text:p>
      <text:p text:style-name="OrgFixedWidthBlock">&lt;Element 'body' at 0x1004c5310&gt;</text:p>
      <text:p text:style-name="OrgFixedWidthBlock">[&lt;Element 'p' at 0x1004c5350&gt;]</text:p>
      <text:p text:style-name="OrgFixedWidthBlock">&lt;Element 'p' at 0x1004c5350&gt;</text:p>
      <text:p text:style-name="OrgFixedWidthBlock">[&lt;Element 'a' at 0x1004c5390&gt;, &lt;Element 'a' at 0x1004c53d0&gt;]</text:p>
      <text:p text:style-name="OrgFixedWidthBlock">p</text:p>
      <text:p text:style-name="OrgFixedWidthBlock">Moved to </text:p>
      <text:h text:style-name="Heading_20_2" text:outline-level="2"><text:bookmark-start text:name="OrgXref.sec-5-3"/><text:bookmark text:name="sec-5-3"/>Using <text:span text:style-name="OrgCode">lxml</text:span><text:bookmark-end text:name="OrgXref.sec-5-3"/></text:h>
      <text:p text:style-name="Text_20_body">

   Now let's see how we can parse out the list of article URLs from
   an xml page.  Our basic approach isn't going to work here, and we
   need to install an external package.

</text:p>
      <text:h text:style-name="Heading_20_3" text:outline-level="3"><text:bookmark-start text:name="OrgXref.sec-5-3-1"/><text:bookmark text:name="sec-5-3-1"/>Installing a Package<text:bookmark-end text:name="OrgXref.sec-5-3-1"/></text:h>
      <text:p text:style-name="Text_20_body">
    
    External packages can be easily installed in python using the
    <text:span text:style-name="OrgCode">easy_install</text:span> command.  The only challenge is in making sure that
    if you have multiple version of python installed, you are
    installing the libraries to the correct location.  I'm on a mac,
    but the Python version on a mac is 2.6, and I prefer using 2.7.
    Make sure you install the setuptools for 2.7 following
    <text:a xlink:type="simple" xlink:href="http://pypi.python.org/pypi/setuptools">these instructions</text:a>.  Then, run

</text:p>
      <text:p text:style-name="OrgFixedWidthBlock">sudo easy_install-2.7 lxml</text:p>
      <text:p text:style-name="Text_20_body">
    
    If you have no idea what I'm talking about, it will probably be
    fine if you simply use the following:

</text:p>
      <text:p text:style-name="OrgFixedWidthBlock">sudo easy_install lxml</text:p>
      <text:p text:style-name="Text_20_body">

    To verify that this installed for you, open up python, and type

</text:p>
      <text:p text:style-name="OrgFixedWidthBlock">import lxml</text:p>
      <text:p text:style-name="Text_20_body">

    If you get an error, sheck your setup and try reinstalling.

</text:p>
      <text:h text:style-name="Heading_20_3" text:outline-level="3"><text:bookmark-start text:name="OrgXref.sec-5-3-2"/><text:bookmark text:name="sec-5-3-2"/>Using <text:span text:style-name="OrgCode">lxml</text:span><text:bookmark-end text:name="OrgXref.sec-5-3-2"/></text:h>
      <text:p text:style-name="Text_20_body">

    <text:span text:style-name="OrgCode">lxml</text:span> will generate an ElementTree for us after parsing the xml.
    Let's review some of the functions that will be useful for us in
    this example.

</text:p>
      <table:table table:name="" table:style-name="OrgTable">
        <table:table-column table:style-name="OrgTableColumn"/>
        <table:table-column table:style-name="OrgTableColumn"/>
        <table:table-header-rows>
          <table:table-row>
            <table:table-cell table:style-name="OrgTblCellT">
              <text:p text:style-name="OrgTableHeadingLeft">English</text:p>
            </table:table-cell>
            <table:table-cell table:style-name="OrgTblCellTL">
              <text:p text:style-name="OrgTableHeadingLeft">Python</text:p>
            </table:table-cell>
          </table:table-row>
        </table:table-header-rows>
        <table:table-rows>
          <table:table-row>
            <table:table-cell table:style-name="OrgTblCellT">
              <text:p text:style-name="OrgTableContentsLeft">Construct a parser</text:p>
            </table:table-cell>
            <table:table-cell table:style-name="OrgTblCellTL">
              <text:p text:style-name="OrgTableContentsLeft"><text:span text:style-name="OrgCode">lxml.etree.HTMLParser()</text:span></text:p>
            </table:table-cell>
          </table:table-row>
          <table:table-row>
            <table:table-cell table:style-name="OrgTblCell">
              <text:p text:style-name="OrgTableContentsLeft">Parse an HTML file</text:p>
            </table:table-cell>
            <table:table-cell table:style-name="OrgTblCellL">
              <text:p text:style-name="OrgTableContentsLeft"><text:span text:style-name="OrgCode">lxml.etree.parse(file,parser)</text:span></text:p>
            </table:table-cell>
          </table:table-row>
          <table:table-row>
            <table:table-cell table:style-name="OrgTblCell">
              <text:p text:style-name="OrgTableContentsLeft">Get all instances of <text:span text:style-name="OrgCode">&lt;span class="..."&gt;</text:span></text:p>
            </table:table-cell>
            <table:table-cell table:style-name="OrgTblCellL">
              <text:p text:style-name="OrgTableContentsLeft"><text:span text:style-name="OrgCode">MyTree.xpath('.//span[@class="..."]')</text:span></text:p>
            </table:table-cell>
          </table:table-row>
          <table:table-row>
            <table:table-cell table:style-name="OrgTblCell">
              <text:p text:style-name="OrgTableContentsLeft">Make a list of tuples that we can iterate over</text:p>
            </table:table-cell>
            <table:table-cell table:style-name="OrgTblCellL">
              <text:p text:style-name="OrgTableContentsLeft"><text:span text:style-name="OrgCode">zip(iterable1,iterable2,...)</text:span></text:p>
            </table:table-cell>
          </table:table-row>
          <table:table-row>
            <table:table-cell table:style-name="OrgTblCellB">
              <text:p text:style-name="OrgTableContentsLeft">Encode a string <text:span text:style-name="OrgCode">foo</text:span> as unicode (UTF-8)</text:p>
            </table:table-cell>
            <table:table-cell table:style-name="OrgTblCellBL">
              <text:p text:style-name="OrgTableContentsLeft"><text:span text:style-name="OrgCode">foo.encode("UTF-8")</text:span></text:p>
            </table:table-cell>
          </table:table-row>
        </table:table-rows>
      </table:table>
      <text:p text:style-name="Text_20_body">

    The <text:span text:style-name="OrgCode">xpath</text:span> syntax is described in more detail <text:a xlink:type="simple" xlink:href="http://effbot.org/zone/element-xpath.htm">here</text:a>.  Briefly, we
    are finding every occurence of spans with the class
    <text:span text:style-name="OrgCode">date-display-single</text:span>, no matter where they live in the tree.
    Then we can iterate over them to get the actual dates.  Similarly,
    we can iterate over all links that are within the <text:span text:style-name="OrgCode">&lt;span     class="field content"&gt;</text:span> that are within the <text:span text:style-name="OrgCode">&lt;div     class="views-field-title"&gt;</text:span> and zip it with the dates to iterate
    over both simultaneously.  Notice that whenever foreign characters
    are used, Python will be unable to display them unless we encode
    the string first as unicode.  The following code makes this explicit.

</text:p>
      <text:p text:style-name="OrgFixedWidthBlock">from lxml import etree</text:p>
      <text:p text:style-name="OrgFixedWidthBlock">fname = '/tmp/page1.html'</text:p>
      <text:p text:style-name="OrgFixedWidthBlock">fp = open(fname, 'rb')</text:p>
      <text:p text:style-name="OrgFixedWidthBlock">parser = etree.HTMLParser()</text:p>
      <text:p text:style-name="OrgFixedWidthBlock">tree <text:s text:c="2"/>= etree.parse(fp, parser)</text:p>
      <text:p text:style-name="OrgFixedWidthBlock">dateelems = tree.xpath('.//span[@class="date-display-single"]')</text:p>
      <text:p text:style-name="OrgFixedWidthBlock">linkelems = tree.xpath('.//div[@class="views-field-title"]/span[@class="field-content"]/a') <text:s text:c="4"/></text:p>
      <text:p text:style-name="OrgFixedWidthBlock">for (d,l) in zip(dateelems,linkelems):</text:p>
      <text:p text:style-name="OrgFixedWidthBlock"> <text:s text:c="3"/>print d.text</text:p>
      <text:p text:style-name="OrgFixedWidthBlock"> <text:s text:c="3"/>print l.get('href') <text:s text:c="8"/></text:p>
      <text:p text:style-name="OrgFixedWidthBlockLastLine"> <text:s text:c="3"/>print l.text.encode("utf-8")</text:p>
      <text:p text:style-name="OrgFixedWidthBlock">26 Mar 2012</text:p>
      <text:p text:style-name="OrgFixedWidthBlock">http://www.egyptindependent.com/node/735431</text:p>
      <text:p text:style-name="OrgFixedWidthBlock">Old tensions between Brotherhood and SCAF resurface in game of chicken</text:p>
      <text:p text:style-name="OrgFixedWidthBlock">23 Mar 2012</text:p>
      <text:p text:style-name="OrgFixedWidthBlock">http://www.egyptindependent.com/node/728621</text:p>
      <text:p text:style-name="OrgFixedWidthBlock">Parliament Review: Constitutional mayhem and critical legislation</text:p>
      <text:p text:style-name="OrgFixedWidthBlock">22 Mar 2012</text:p>
      <text:p text:style-name="OrgFixedWidthBlock">http://www.egyptindependent.com/node/727691</text:p>
      <text:p text:style-name="OrgFixedWidthBlock">Path set by constitutional referendum seems unlikely</text:p>
      <text:p text:style-name="OrgFixedWidthBlock">21 Mar 2012</text:p>
      <text:p text:style-name="OrgFixedWidthBlock">http://www.egyptindependent.com/node/726096</text:p>
      <text:p text:style-name="OrgFixedWidthBlock">Meet your presidential candidates: The outsiders</text:p>
      <text:p text:style-name="OrgFixedWidthBlock">21 Mar 2012</text:p>
      <text:p text:style-name="OrgFixedWidthBlock">http://www.egyptindependent.com/node/723986</text:p>
      <text:p text:style-name="OrgFixedWidthBlock">Meet your presidential candidate: Abul Ezz al-Hariry, the rabble rouser</text:p>
      <text:p text:style-name="OrgFixedWidthBlock">20 Mar 2012</text:p>
      <text:p text:style-name="OrgFixedWidthBlock">http://www.egyptindependent.com/node/724126</text:p>
      <text:p text:style-name="OrgFixedWidthBlock">With tears and crowds, Copts say goodbye to Shenouda</text:p>
      <text:p text:style-name="OrgFixedWidthBlock">19 Mar 2012</text:p>
      <text:p text:style-name="OrgFixedWidthBlock">http://www.egyptindependent.com/node/722396</text:p>
      <text:p text:style-name="OrgFixedWidthBlock">Unofficial Abouel Fotouh supporters lay foundation for official campaign</text:p>
      <text:p text:style-name="OrgFixedWidthBlock">19 Mar 2012</text:p>
      <text:p text:style-name="OrgFixedWidthBlock">http://www.egyptindependent.com/node/721161</text:p>
      <text:p text:style-name="OrgFixedWidthBlock">Copts fear implications after Shenouda, disagree on papal political role</text:p>
      <text:p text:style-name="OrgFixedWidthBlock">19 Mar 2012</text:p>
      <text:p text:style-name="OrgFixedWidthBlock">http://www.egyptindependent.com/node/720471</text:p>
      <text:p text:style-name="OrgFixedWidthBlock">Women's movement: A stop at Egypt's socialist era</text:p>
      <text:p text:style-name="OrgFixedWidthBlock">18 Mar 2012</text:p>
      <text:p text:style-name="OrgFixedWidthBlock">http://www.egyptindependent.com/node/720426</text:p>
      <text:p text:style-name="OrgFixedWidthBlockLastLine">Shenouda leaves Copts divided on his legacy and church's future</text:p>
      <text:h text:style-name="Heading_20_3" text:outline-level="3"><text:bookmark-start text:name="OrgXref.sec-5-3-3"/><text:bookmark text:name="sec-5-3-3"/>Downloading articles from each page<text:bookmark-end text:name="OrgXref.sec-5-3-3"/></text:h>
      <text:p text:style-name="Text_20_body">
    <text:span text:style-name="Bold">Goal:</text:span> A file with the dates, titles and location of each
     article.  Save each article in html form to the hard drive.

</text:p>
      <text:p text:style-name="OrgFixedWidthBlock">from lxml import etree</text:p>
      <text:p text:style-name="OrgFixedWidthBlock">import csv <text:s text:c="4"/></text:p>
      <text:p text:style-name="OrgFixedWidthBlock">import urllib</text:p>
      <text:p text:style-name="OrgFixedWidthBlock">import re</text:p>
      <text:p text:style-name="OrgFixedWidthBlock">f = open('/tmp/files.csv','w')</text:p>
      <text:p text:style-name="OrgFixedWidthBlock">entries = ["Day","Month","Year","Title","Remote","Local"]</text:p>
      <text:p text:style-name="OrgFixedWidthBlock">c = csv.DictWriter(f,entries)</text:p>
      <text:p text:style-name="OrgFixedWidthBlock"/>
      <text:p text:style-name="OrgFixedWidthBlock"/>
      <text:p text:style-name="OrgFixedWidthBlock">destpath = '/tmp/'</text:p>
      <text:p text:style-name="OrgFixedWidthBlock">fname = '/tmp/page1.html'</text:p>
      <text:p text:style-name="OrgFixedWidthBlock">fp = open(fname, 'rb')</text:p>
      <text:p text:style-name="OrgFixedWidthBlock">parser = etree.HTMLParser()</text:p>
      <text:p text:style-name="OrgFixedWidthBlock">tree <text:s text:c="2"/>= etree.parse(fp, parser)</text:p>
      <text:p text:style-name="OrgFixedWidthBlock">dateelems = tree.xpath('.//span[@class="date-display-single"]')</text:p>
      <text:p text:style-name="OrgFixedWidthBlock">linkelems = tree.xpath('.//div[@class="views-field-title"]/span[@class="field-content"]/a')</text:p>
      <text:p text:style-name="OrgFixedWidthBlock">for (d,l) in zip(dateelems,linkelems):</text:p>
      <text:p text:style-name="OrgFixedWidthBlock"> <text:s text:c="3"/>entry = dict()</text:p>
      <text:p text:style-name="OrgFixedWidthBlock"> <text:s text:c="3"/>myDate = d.text.split()</text:p>
      <text:p text:style-name="OrgFixedWidthBlock"> <text:s text:c="3"/>urlname = l.get('href')</text:p>
      <text:p text:style-name="OrgFixedWidthBlock"> <text:s text:c="3"/>nodenum = re.search("\d+",urlname).group()</text:p>
      <text:p text:style-name="OrgFixedWidthBlock"> <text:s text:c="3"/>dest = destpath+nodenum+".html"</text:p>
      <text:p text:style-name="OrgFixedWidthBlock"> <text:s text:c="3"/>urllib.urlretrieve (urlname,dest)</text:p>
      <text:p text:style-name="OrgFixedWidthBlock"> <text:s text:c="3"/>entry["Day"] = myDate[0]</text:p>
      <text:p text:style-name="OrgFixedWidthBlock"> <text:s text:c="3"/>entry["Month"] = myDate[1]</text:p>
      <text:p text:style-name="OrgFixedWidthBlock"> <text:s text:c="3"/>entry["Year"] = myDate[2]</text:p>
      <text:p text:style-name="OrgFixedWidthBlock"> <text:s text:c="3"/>entry["Local"] = dest</text:p>
      <text:p text:style-name="OrgFixedWidthBlock"> <text:s text:c="3"/>entry["Remote"] = urlname</text:p>
      <text:p text:style-name="OrgFixedWidthBlock"> <text:s text:c="3"/>entry["Title"] = l.text.encode("utf-8")</text:p>
      <text:p text:style-name="OrgFixedWidthBlock"> <text:s text:c="3"/>c.writerow(entry)</text:p>
      <text:p text:style-name="OrgFixedWidthBlock"> <text:s text:c="3"/>print entry</text:p>
      <text:p text:style-name="OrgFixedWidthBlock"/>
      <text:p text:style-name="OrgFixedWidthBlock">f.close()</text:p>
      <text:p text:style-name="OrgFixedWidthBlockLastLine">fp.close()</text:p>
      <text:p text:style-name="OrgFixedWidthBlock">{'Remote': 'http://www.egyptindependent.com/node/735431', 'Title': 'Old tensions between Brotherhood and SCAF resurface in game of chicken', 'Month': 'Mar', 'Year': '2012', 'Local': '/tmp/735431.html', 'Day': '26'}</text:p>
      <text:p text:style-name="OrgFixedWidthBlock">{'Remote': 'http://www.egyptindependent.com/node/728621', 'Title': 'Parliament Review: Constitutional mayhem and critical legislation', 'Month': 'Mar', 'Year': '2012', 'Local': '/tmp/728621.html', 'Day': '23'}</text:p>
      <text:p text:style-name="OrgFixedWidthBlock">{'Remote': 'http://www.egyptindependent.com/node/727691', 'Title': 'Path set by constitutional referendum seems unlikely', 'Month': 'Mar', 'Year': '2012', 'Local': '/tmp/727691.html', 'Day': '22'}</text:p>
      <text:p text:style-name="OrgFixedWidthBlock">{'Remote': 'http://www.egyptindependent.com/node/726096', 'Title': 'Meet your presidential candidates: The outsiders', 'Month': 'Mar', 'Year': '2012', 'Local': '/tmp/726096.html', 'Day': '21'}</text:p>
      <text:p text:style-name="OrgFixedWidthBlock">{'Remote': 'http://www.egyptindependent.com/node/723986', 'Title': 'Meet your presidential candidate: Abul Ezz al-Hariry, the rabble rouser', 'Month': 'Mar', 'Year': '2012', 'Local': '/tmp/723986.html', 'Day': '21'}</text:p>
      <text:p text:style-name="OrgFixedWidthBlock">{'Remote': 'http://www.egyptindependent.com/node/724126', 'Title': 'With tears and crowds, Copts say goodbye to Shenouda', 'Month': 'Mar', 'Year': '2012', 'Local': '/tmp/724126.html', 'Day': '20'}</text:p>
      <text:p text:style-name="OrgFixedWidthBlock">{'Remote': 'http://www.egyptindependent.com/node/722396', 'Title': 'Unofficial Abouel Fotouh supporters lay foundation for official campaign', 'Month': 'Mar', 'Year': '2012', 'Local': '/tmp/722396.html', 'Day': '19'}</text:p>
      <text:p text:style-name="OrgFixedWidthBlock">{'Remote': 'http://www.egyptindependent.com/node/721161', 'Title': 'Copts fear implications after Shenouda, disagree on papal political role', 'Month': 'Mar', 'Year': '2012', 'Local': '/tmp/721161.html', 'Day': '19'}</text:p>
      <text:p text:style-name="OrgFixedWidthBlock">{'Remote': 'http://www.egyptindependent.com/node/720471', 'Title': "Women's movement: A stop at Egypt's socialist era", 'Month': 'Mar', 'Year': '2012', 'Local': '/tmp/720471.html', 'Day': '19'}</text:p>
      <text:p text:style-name="OrgFixedWidthBlockLastLine">{'Remote': 'http://www.egyptindependent.com/node/720426', 'Title': "Shenouda leaves Copts divided on his legacy and church's future", 'Month': 'Mar', 'Year': '2012', 'Local': '/tmp/720426.html', 'Day': '18'}</text:p>
      <text:p text:style-name="Text_20_body">
The resulting file is a CSV file.:

</text:p>
      <text:p text:style-name="OrgFixedWidthBlock">26,Mar,2012,Old tensions between Brotherhood and SCAF resurface in game of chicken,http://www.egyptindependent.com/node/735431,/tmp/735431.html</text:p>
      <text:p text:style-name="OrgFixedWidthBlock">23,Mar,2012,Parliament Review: Constitutional mayhem and critical legislation,http://www.egyptindependent.com/node/728621,/tmp/728621.html</text:p>
      <text:p text:style-name="OrgFixedWidthBlock">22,Mar,2012,Path set by constitutional referendum seems unlikely,http://www.egyptindependent.com/node/727691,/tmp/727691.html</text:p>
      <text:p text:style-name="OrgFixedWidthBlock">21,Mar,2012,Meet your presidential candidates: The outsiders,http://www.egyptindependent.com/node/726096,/tmp/726096.html</text:p>
      <text:p text:style-name="OrgFixedWidthBlock">21,Mar,2012,"Meet your presidential candidate: Abul Ezz al-Hariry, the rabble rouser",http://www.egyptindependent.com/node/723986,/tmp/723986.html</text:p>
      <text:p text:style-name="OrgFixedWidthBlock">20,Mar,2012,"With tears and crowds, Copts say goodbye to Shenouda",http://www.egyptindependent.com/node/724126,/tmp/724126.html</text:p>
      <text:p text:style-name="OrgFixedWidthBlock">19,Mar,2012,Unofficial Abouel Fotouh supporters lay foundation for official campaign,http://www.egyptindependent.com/node/722396,/tmp/722396.html</text:p>
      <text:p text:style-name="OrgFixedWidthBlock">19,Mar,2012,"Copts fear implications after Shenouda, disagree on papal political role",http://www.egyptindependent.com/node/721161,/tmp/721161.html</text:p>
      <text:p text:style-name="OrgFixedWidthBlock">19,Mar,2012,Women's movement: A stop at Egypt's socialist era,http://www.egyptindependent.com/node/720471,/tmp/720471.html</text:p>
      <text:p text:style-name="OrgFixedWidthBlockLastLine">18,Mar,2012,Shenouda leaves Copts divided on his legacy and church's future,http://www.egyptindependent.com/node/720426,/tmp/720426.html</text:p>
      <text:h text:style-name="Heading_20_3" text:outline-level="3"><text:bookmark-start text:name="OrgXref.sec-5-3-4"/><text:bookmark text:name="sec-5-3-4"/>Exercise<text:bookmark-end text:name="OrgXref.sec-5-3-4"/></text:h>
      <text:p text:style-name="Text_20_body">

Modify the above code so that instead of iterating over only the first page, it iterates over all pages.

</text:p>
      <text:list text:continue-numbering="false" text:style-name="OrgBulletedList">
        <text:list-item>
          <text:p text:style-name="Text_20_body">
Consider using the <text:span text:style-name="OrgCode">glob</text:span> library to look for all of the html files in a directory.

</text:p>
        </text:list-item>
        <text:list-item>
          <text:p text:style-name="Text_20_body">
Can you do this so you don't save the pages, but parse them directly?  

</text:p>
          <text:list text:style-name="OrgBulletedList">
            <text:list-item>
              <text:p text:style-name="Text_20_body">
Use google and the python documentation to help figure it out!

</text:p>
            </text:list-item>
          </text:list>
          <text:p text:style-name="Text_20_body">
   Now that we've seen <text:span text:style-name="OrgCode">lxml</text:span> in action, let's figure out how to use
   it to pull out just the text of the article.  Recall that
   all of the original text is in the following tags:

</text:p>
          <text:p text:style-name="OrgFixedWidthBlock">&lt;div class="panel-pane pane-node-body" &gt; <text:s text:c="3"/></text:p>
          <text:p text:style-name="OrgFixedWidthBlock">&lt;div class="pane-content"&gt;</text:p>
        </text:list-item>
      </text:list>
      <text:h text:style-name="Heading_20_2" text:outline-level="2"><text:bookmark-start text:name="OrgXref.sec-5-4"/><text:bookmark text:name="sec-5-4"/>Stripping text<text:bookmark-end text:name="OrgXref.sec-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lex Storer</dc:creator>
    <meta:initial-creator>Alex Storer</meta:initial-creator>
    <dc:date>2012-04-03T16:50:10-04:00</dc:date>
    <meta:creation-date>2012-04-03T16:50:10-04:00</meta:creation-date>
    <meta:generator>Org-7.8.03/Emacs-23.4.1</meta:generator>
    <meta:keyword/>
    <dc:subject/>
    <dc:title>Screen Scraping: A Hands-on Introduction</dc:title>
  </office:meta>
</office:document-meta>
</file>